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stJsonViewAndJSONPControllerTest.test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FastJsonViewAndJSONPControllerTest.test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stJsonViewAndJSONPControllerTest.test8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FastJsonViewAndJSONPControllerTest.test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FastJsonViewAndJSONPControllerTest.test9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FastJsonViewAndJSONPControllerTest.test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astJsonViewAndJSONPControllerTest.test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FastJsonViewAndJSONPControllerTest.test5( @ RequestBody FastJsonEnumTestVO vo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stJsonViewAndJSONPControllerTest.c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